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0c5b" officeooo:paragraph-rsid="001a0c5b"/>
    </style:style>
    <style:style style:name="P2" style:family="paragraph" style:parent-style-name="Text_20_body">
      <style:text-properties officeooo:rsid="001da9de" officeooo:paragraph-rsid="001da9de"/>
    </style:style>
    <style:style style:name="P3" style:family="paragraph" style:parent-style-name="Text_20_body">
      <style:text-properties officeooo:rsid="0025ecaf" officeooo:paragraph-rsid="0025ecaf"/>
    </style:style>
    <style:style style:name="P4" style:family="paragraph" style:parent-style-name="Text_20_body">
      <style:text-properties officeooo:rsid="002938b9" officeooo:paragraph-rsid="002938b9"/>
    </style:style>
    <style:style style:name="P5" style:family="paragraph" style:parent-style-name="Text_20_body">
      <style:text-properties officeooo:rsid="001da9de" officeooo:paragraph-rsid="002a9995"/>
    </style:style>
    <style:style style:name="P6" style:family="paragraph" style:parent-style-name="Text_20_body">
      <style:text-properties officeooo:rsid="001da9de" officeooo:paragraph-rsid="001da9de"/>
    </style:style>
    <style:style style:name="P7" style:family="paragraph" style:parent-style-name="Text_20_body">
      <style:text-properties fo:font-weight="bold" officeooo:rsid="002b79e3" officeooo:paragraph-rsid="002b79e3" style:font-weight-asian="bold" style:font-weight-complex="bold"/>
    </style:style>
    <style:style style:name="P8" style:family="paragraph" style:parent-style-name="Text_20_body">
      <style:text-properties fo:font-weight="bold" officeooo:rsid="0025ecaf" officeooo:paragraph-rsid="0025ecaf" style:font-weight-asian="bold" style:font-weight-complex="bold"/>
    </style:style>
    <style:style style:name="P9" style:family="paragraph" style:parent-style-name="Text_20_body">
      <style:text-properties officeooo:rsid="001a0c5b" officeooo:paragraph-rsid="001a0c5b"/>
    </style:style>
    <style:style style:name="P10" style:family="paragraph" style:parent-style-name="Heading_20_1">
      <style:text-properties officeooo:rsid="0015c31f" officeooo:paragraph-rsid="0015c31f"/>
    </style:style>
    <style:style style:name="P11" style:family="paragraph" style:parent-style-name="Heading_20_1">
      <style:text-properties officeooo:rsid="0016984c" officeooo:paragraph-rsid="0016984c"/>
    </style:style>
    <style:style style:name="T1" style:family="text">
      <style:text-properties officeooo:rsid="0016984c"/>
    </style:style>
    <style:style style:name="T2" style:family="text">
      <style:text-properties officeooo:rsid="00177481"/>
    </style:style>
    <style:style style:name="T3" style:family="text">
      <style:text-properties officeooo:rsid="0020ec9b"/>
    </style:style>
    <style:style style:name="T4" style:family="text">
      <style:text-properties officeooo:rsid="002938b9"/>
    </style:style>
    <style:style style:name="T5" style:family="text">
      <style:text-properties officeooo:rsid="002a9995"/>
    </style:style>
    <style:style style:name="T6" style:family="text">
      <style:text-properties officeooo:rsid="002affe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38b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 </text:p>
      <text:h text:style-name="P10" text:outline-level="1"><text:span text:style-name="T1">I- </text:span>Ce qui a été réalisé</text:h>
      <text:p text:style-name="P3"><text:span text:style-name="T7">Création du jeu pendu</text:span><text:line-break/><text:tab/>L’utilisateur cherche à deviner un mot en proposant des lettres, il a le droit à x erreurs. <text:line-break/><text:tab/><text:span text:style-name="T4">Tout a été réalisé comme indiqué dans le T.</text:span></text:p>
      <text:p text:style-name="P3"><text:span text:style-name="T7">Gestion de la difficulté :</text:span><text:line-break/><text:tab/><text:span text:style-name="T4">Menu permettant de choisir la difficulté</text:span><text:line-break/><text:tab/>(Facile :10 vies, Moyen :7 vies, Difficile : <text:span text:style-name="T4">5 vies)</text:span></text:p>
      <text:p text:style-name="P8">Implémentation d’un parser simple lisant une liste de mots.</text:p>
      <text:p text:style-name="P4"><text:span text:style-name="T7">Affichage d’un pendu en fonction du nombre de vies restantes :</text:span> <text:line-break/><text:tab/>Dessiné en ASCII progressivement.</text:p>
      <text:h text:style-name="P10" text:outline-level="1"><text:span text:style-name="T1">II- </text:span>Les difficultés rencontrées</text:h>
      <text:p text:style-name="P1"><text:span text:style-name="T8"/></text:p>
      <text:p text:style-name="P1"><text:span text:style-name="T8">Difficulté pour c</text:span><text:span text:style-name="T7">réer plusieurs écrans. </text:span><text:line-break/><text:span text:style-name="T5">Comment switcher entre plusieurs JPanel ?</text:span></text:p>
      <text:p text:style-name="P5"><text:span text:style-name="T5">J’ai eu quelques problèmes sur le début</text:span> (<text:span text:style-name="T5">Comment accéder au Jpanel en dehors de celui-ci ?</text:span>)<text:line-break/><text:span text:style-name="T5">Il suffisait simplement de stocker chaque Jpanel dans la même classe et de les appeler</text:span></text:p>
      <text:p text:style-name="P5">Alternative : Tou<text:span text:style-name="T5">s </text:span>les <text:span text:style-name="T5">JP</text:span>anels dans la même classe.</text:p>
      <text:p text:style-name="P2"><text:span text:style-name="T5">Le </text:span>J<text:span text:style-name="T5">F</text:span>rame <text:span text:style-name="T5">final </text:span>contient 3 J<text:span text:style-name="T5">P</text:span>anel<text:line-break/>-EcranJeu : <text:span text:style-name="T6">jeu du pendu</text:span><text:line-break/>-EcranDifficulte : <text:span text:style-name="T6">début de partie, choix de difficulté</text:span><text:line-break/>-EcranGameOver : <text:span text:style-name="T6">fin de partie, </text:span></text:p>
      <text:p text:style-name="P2"/>
      <text:p text:style-name="P2"><text:span text:style-name="T5">On créé un seul A</text:span>ction<text:span text:style-name="T5">L</text:span>istener dans le <text:span text:style-name="T5">JF</text:span>rame <text:span text:style-name="T5">(Il y en avait au début dans chaque JPanel, problème pour changer d’écran).</text:span><text:line-break/><text:span text:style-name="T5">On a</text:span>ssocie <text:span text:style-name="T5">alors</text:span> chaque bouton <text:span text:style-name="T5">à l’action Listener de la JFrame</text:span> <text:span text:style-name="T3">et en fonction de chaque texte du bouton (utilisé comme identifiant), on y associe l’action correspondante.</text:span></text:p>
      <text:p text:style-name="P7">Liste des boutons :</text:p>
      <text:p text:style-name="P2">« <text:span text:style-name="T3">facile », « moyen », « difficile » : défini le nombre de vie et lance l’écran de jeudi<text:line-break/>« A », …, « Z » : Teste si la lettre appartient au mot et remplace les * correspondantes. Sinon enlève une vie et affiche le pendu<text:line-break/>« Abandon » : Passe sur l’écran de fin de partie.<text:line-break/>« Rejouer », « Quitter » : Relance une partie ou quitte la partie.</text:span></text:p>
      <text:h text:style-name="P11" text:outline-level="1"><text:soft-page-break/>III- <text:span text:style-name="T2">Screen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21:52:45.339414372</meta:creation-date>
    <dc:date>2017-01-14T16:37:11.738861027</dc:date>
    <meta:editing-duration>PT1H15M39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2" meta:paragraph-count="15" meta:word-count="289" meta:character-count="1624" meta:non-whitespace-character-count="1340"/>
  </office:meta>
</office:document-meta>
</file>